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15cd" officeooo:paragraph-rsid="000415cd"/>
    </style:style>
    <style:style style:name="P2" style:family="paragraph" style:parent-style-name="Standard">
      <style:paragraph-properties fo:text-align="start" style:justify-single-word="false"/>
      <style:text-properties officeooo:rsid="00050dfb" officeooo:paragraph-rsid="00050dfb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50dfb" officeooo:paragraph-rsid="00050dfb"/>
    </style:style>
    <style:style style:name="P4" style:family="paragraph" style:parent-style-name="Standard" style:list-style-name="L3">
      <style:paragraph-properties fo:text-align="start" style:justify-single-word="false"/>
      <style:text-properties officeooo:paragraph-rsid="00050dfb"/>
    </style:style>
    <style:style style:name="P5" style:family="paragraph" style:parent-style-name="Standard">
      <style:paragraph-properties fo:text-align="start" style:justify-single-word="false"/>
      <style:text-properties officeooo:rsid="00064b65" officeooo:paragraph-rsid="00064b65"/>
    </style:style>
    <style:style style:name="P6" style:family="paragraph" style:parent-style-name="Standard" style:list-style-name="L4">
      <style:paragraph-properties fo:text-align="start" style:justify-single-word="false"/>
      <style:text-properties officeooo:rsid="00064b65" officeooo:paragraph-rsid="00064b65"/>
    </style:style>
    <style:style style:name="T1" style:family="text">
      <style:text-properties officeooo:rsid="00050dfb"/>
    </style:style>
    <style:style style:name="T2" style:family="text">
      <style:text-properties officeooo:rsid="000792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D Proposal Outline</text:p>
      <text:p text:style-name="P1"/>
      <text:p text:style-name="P2">Neural Correlates of Music Familiarity</text:p>
      <text:list xml:id="list4457285044207029484" text:style-name="L1">
        <text:list-item>
          <text:p text:style-name="P3">BOLD contrasts </text:p>
        </text:list-item>
        <text:list-item>
          <text:p text:style-name="P3">familiar vs unfamiliar</text:p>
        </text:list-item>
        <text:list-item>
          <text:p text:style-name="P3">lyrics vs no-lyrics</text:p>
        </text:list-item>
      </text:list>
      <text:p text:style-name="P2"/>
      <text:p text:style-name="P2">Is there a musical familiarity “network” in the brain?</text:p>
      <text:p text:style-name="P2">Is it different from familiarity for other things? - is that why musical memory is spared in AD?</text:p>
      <text:p text:style-name="P2"/>
      <text:p text:style-name="P2">Based on results:</text:p>
      <text:list xml:id="list3541035460675261850" text:style-name="L3">
        <text:list-item>
          <text:p text:style-name="P4"><text:span text:style-name="T1">move into a clinical population:</text:span></text:p>
          <text:list>
            <text:list-item>
              <text:p text:style-name="P4"><text:span text:style-name="T1">AD – why is musical memory spared?</text:span></text:p>
            </text:list-item>
            <text:list-item>
              <text:p text:style-name="P4"><text:span text:style-name="T1">MCS – can familiar music be used as a marker of consciousness?</text:span></text:p>
            </text:list-item>
          </text:list>
        </text:list-item>
      </text:list>
      <text:p text:style-name="P2"/>
      <text:p text:style-name="P2"/>
      <text:p text:style-name="P5">To Read/<text:span text:style-name="T2">Add to annotated biblio:</text:span></text:p>
      <text:list xml:id="list3851219812867942744" text:style-name="L4">
        <text:list-item>
          <text:p text:style-name="P6">Greene et al 1996</text:p>
        </text:list-item>
        <text:list-item>
          <text:p text:style-name="P6">Hodges &amp; Patterson 1995</text:p>
        </text:list-item>
        <text:list-item>
          <text:p text:style-name="P6">Cuddy &amp; Duffin 2005</text:p>
        </text:list-item>
        <text:list-item>
          <text:p text:style-name="P6">Baird &amp; Sampson 2009</text:p>
        </text:list-item>
        <text:list-item>
          <text:p text:style-name="P6">Simmons-Stern et al 2010</text:p>
        </text:list-item>
        <text:list-item>
          <text:p text:style-name="P6">Moussard et al 2012</text:p>
        </text:list-item>
        <text:list-item>
          <text:p text:style-name="P6">Palisson et al 2015</text:p>
        </text:list-item>
        <text:list-item>
          <text:p text:style-name="P6">Jacobson et al 2015</text:p>
        </text:list-item>
        <text:list-item>
          <text:p text:style-name="P6">Naci et al 2014</text:p>
        </text:list-item>
        <text:list-item>
          <text:p text:style-name="P6">Abrams et al 2013</text:p>
        </text:list-item>
        <text:list-item>
          <text:p text:style-name="P6">Trost et al 2015</text:p>
        </text:list-item>
        <text:list-item>
          <text:p text:style-name="P6">Saito et al 2012</text:p>
        </text:list-item>
        <text:list-item>
          <text:p text:style-name="P6">Bartlett 1980</text:p>
        </text:list-item>
        <text:list-item>
          <text:p text:style-name="P6">Wallace 1994</text:p>
        </text:list-item>
        <text:list-item>
          <text:p text:style-name="P6">Calvert &amp; Tart 1993</text:p>
        </text:list-item>
        <text:list-item>
          <text:p text:style-name="P6">Vanstone et al 2014</text:p>
        </text:list-item>
        <text:list-item>
          <text:p text:style-name="P6">Groussard et al 2010</text:p>
        </text:list-item>
        <text:list-item>
          <text:p text:style-name="P6">Herholz et al 2012</text:p>
        </text:list-item>
        <text:list-item>
          <text:p text:style-name="P6">Janata 2009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4-28T12:55:47.426348000</meta:creation-date>
    <dc:date>2017-04-28T13:54:52.585452000</dc:date>
    <dc:creator>A Sternin</dc:creator>
    <meta:editing-duration>PT8M29S</meta:editing-duration>
    <meta:editing-cycles>3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31" meta:word-count="168" meta:character-count="802" meta:non-whitespace-character-count="687"/>
  </office:meta>
</office:document-meta>
</file>